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ATURE ENGINEERING: </text:p>
      <text:p text:style-name="Standard"/>
      <text:p text:style-name="Standard">initial data exploration: get an idea on data , take notes on things to clean </text:p>
      <text:p text:style-name="Standard">data cleaning: missing value, drop duplicate, work on each column(numerical,string,datetime)</text:p>
      <text:p text:style-name="Standard">EDA: univariate and multivariate analysis to understand relationship and test assumptions </text:p>
      <text:p text:style-name="Standard">Feature engineering: </text:p>
      <text:p text:style-name="Standard"/>
      <text:p text:style-name="Standard"/>
      <text:p text:style-name="Standard">Numerical Variable Transformations:</text:p>
      <text:p text:style-name="Standard"/>
      <text:p text:style-name="Standard"/>
      <text:p text:style-name="Standard"/>
      <text:p text:style-name="Standard">Creating interaction terms between numerical features.</text:p>
      <text:p text:style-name="Standard"/>
      <text:p text:style-name="Standard">Date and Time Features:</text:p>
      <text:p text:style-name="Standard"/>
      <text:p text:style-name="Standard">Extracting information like year, month, day, hour, or weekday from date/time columns.</text:p>
      <text:p text:style-name="Standard">Creating time-based aggregates, moving averages, or time lags for time series data.</text:p>
      <text:p text:style-name="Standard"/>
      <text:p text:style-name="Standard">Text Data Preprocessing:</text:p>
      <text:p text:style-name="Standard"/>
      <text:p text:style-name="Standard">Tokenization: Splitting text into words or subword tokens.</text:p>
      <text:p text:style-name="Standard">Removing stop words and punctuation.</text:p>
      <text:p text:style-name="Standard">Text cleaning: Lowercasing, stemming, or lemmatization.</text:p>
      <text:p text:style-name="Standard">Feature extraction from text, such as TF-IDF, word embeddings (Word2Vec, GloVe), or bag-of-words.</text:p>
      <text:p text:style-name="Standard"/>
      <text:p text:style-name="Standard">Feature Creation for Domain Knowledge:</text:p>
      <text:p text:style-name="Standard"/>
      <text:p text:style-name="Standard">Engineering domain-specific features that capture meaningful information about the problem.</text:p>
      <text:p text:style-name="Standard">Creating ratios, proportions, or indices that make sense in the context of the domain.</text:p>
      <text:p text:style-name="Standard"/>
      <text:p text:style-name="Standard">Encoding Cyclical Data:</text:p>
      <text:p text:style-name="Standard"/>
      <text:p text:style-name="Standard">Handling cyclical features like angles, months, or days of the week by encoding them into two dimensions using trigonometric functions (e.g., sine and cosine transformations).</text:p>
      <text:p text:style-name="Standard"/>
      <text:p text:style-name="Standard">Handling High Cardinality Features:</text:p>
      <text:p text:style-name="Standard"/>
      <text:p text:style-name="Standard">Grouping rare categories into an "Other" category.</text:p>
      <text:p text:style-name="Standard">Frequency or count encoding of categorical levels.</text:p>
      <text:p text:style-name="Standard">Target encoding with smoothing to handle high cardinality.</text:p>
      <text:p text:style-name="Standard"/>
      <text:p text:style-name="Standard">Feature Selection:</text:p>
      <text:p text:style-name="Standard"/>
      <text:p text:style-name="Standard">Using statistical tests like mutual information, chi-squared, or correlation for feature selection.</text:p>
      <text:p text:style-name="Standard">Recursive feature elimination (RFE) or feature importance from tree-based models.</text:p>
      <text:p text:style-name="Standard">Dimensionality reduction techniques like Principal Component Analysis (PCA) or t-Distributed Stochastic Neighbor Embedding (t-SNE).</text:p>
      <text:p text:style-name="Standard"/>
      <text:p text:style-name="Standard">Feature Aggregation and Grouping:</text:p>
      <text:p text:style-name="Standard"/>
      <text:p text:style-name="Standard"><text:soft-page-break/>Creating aggregate features from group-by operations.</text:p>
      <text:p text:style-name="Standard">Calculating statistics (mean, median, min, max, std) within groups.</text:p>
      <text:p text:style-name="Standard">Time-based aggregations for time series data.</text:p>
      <text:p text:style-name="Standard"/>
      <text:p text:style-name="Standard">Feature Scaling for ML Models:</text:p>
      <text:p text:style-name="Standard"/>
      <text:p text:style-name="Standard">Scaling features to ensure they have similar ranges and magnitudes.</text:p>
      <text:p text:style-name="Standard">Using robust scalers to handle outliers.</text:p>
      <text:p text:style-name="Standard"/>
      <text:p text:style-name="Standard"/>
      <text:p text:style-name="Standard">Calculating distances, areas, or spatial relationships between geographical points.</text:p>
      <text:p text:style-name="Standard">Clustering spatial data to create new features.</text:p>
      <text:p text:style-name="Standard"/>
      <text:p text:style-name="Standard">Feature Engineering for Recommender Systems:</text:p>
      <text:p text:style-name="Standard"/>
      <text:p text:style-name="Standard">Creating user-item interaction features.</text:p>
      <text:p text:style-name="Standard">Collaborative filtering embeddings or matrix factorization.</text:p>
      <text:p text:style-name="Standard"/>
      <text:p text:style-name="Standard">Feature Engineering for Time Series Data:</text:p>
      <text:p text:style-name="Standard"/>
      <text:p text:style-name="Standard">Lag features to capture temporal dependencies.</text:p>
      <text:p text:style-name="Standard">Rolling statistics, moving averages, and exponential smoothing.</text:p>
      <text:p text:style-name="Standard">Seasonality and trend extraction.</text:p>
      <text:p text:style-name="Standard"/>
      <text:p text:style-name="Standard">Feature Engineering for Audio and Signal Data:</text:p>
      <text:p text:style-name="Standard"/>
      <text:p text:style-name="Standard">Extracting audio features like MFCCs (Mel-frequency cepstral coefficients) or spectrogram features.</text:p>
      <text:p text:style-name="Standard">Fourier or wavelet transformations for signal data.</text:p>
      <text:p text:style-name="Standard"/>
      <text:p text:style-name="Standard">Feature Engineering for Network and Graph Data:</text:p>
      <text:p text:style-name="Standard"/>
      <text:p text:style-name="Standard">Graph-based features like node degree, centrality measures, or shortest path lengths.</text:p>
      <text:p text:style-name="Standard">Community detection and graph embeddings.</text:p>
      <text:p text:style-name="Standard"/>
      <text:p text:style-name="Standard">Feature Engineering for Anomaly Detection:</text:p>
      <text:p text:style-name="Standard"/>
      <text:p text:style-name="Standard">Creating features that capture deviations from normal behavior.</text:p>
      <text:p text:style-name="Standard">Aggregating historical statistics for anomaly detection.</text:p>
      <text:p text:style-name="Standard"/>
      <text:p text:style-name="Standard">Feature Engineering for Time-Dependent Data:</text:p>
      <text:p text:style-name="Standard"/>
      <text:p text:style-name="Standard">Handling time-dependent features that change over time, like user behavior or product popularity.</text:p>
      <text:p text:style-name="Standard">Feature Engineering for Natural Language Generation (NLG):</text:p>
      <text:p text:style-name="Standard"/>
      <text:p text:style-name="Standard">Creating features that represent linguistic attributes for NLG models.</text:p>
      <text:p text:style-name="Standard"/>
      <text:p text:style-name="Standard">Feature Engineering for Survival Analysis:</text:p>
      <text:p text:style-name="Standard"/>
      <text:p text:style-name="Standard">Creating features related to survival events and time-to-event data.</text:p>
      <text:p text:style-name="Standard">Remember that the choice of feature engineering techniques depends on the nature of the data, the problem you're trying to solve, and the machine learning algorithms you plan to use. Effective <text:soft-page-break/>feature engineering can significantly impact the performance of your models and is often an iterative process that requires domain expertise and experimentation.</text:p>
      <text:p text:style-name="Standard"/>
      <text:p text:style-name="Standard"/>
      <text:p text:style-name="Standard"/>
      <text:p text:style-name="Standard">PCA</text:p>
      <text:p text:style-name="Standard"/>
      <text:p text:style-name="Standard">5 samples and 2 variables ( score in match and english)</text:p>
      <text:p text:style-name="Standard">samples are data point and 2 variable are 2 axis ( x and y) </text:p>
      <text:p text:style-name="Standard"/>
      <text:p text:style-name="Standard">if have 4 variable we can't create 4d graph to show it so use PCA for representing it on 2d chart. </text:p>
      <text:p text:style-name="Standard"/>
      <text:p text:style-name="Standard">we can use PCA to cluster the data points based on similar variables ( features) which means it can tell us which features are more valuable for clustering the data. same as saying which features should be selected for clustering. I should group together data points that are more influenced by similar patterns ( specific linear combination of all features) </text:p>
      <text:p text:style-name="Standard">cells that are highly correlated are clustered together </text:p>
      <text:p text:style-name="Standard"/>
      <text:p text:style-name="Standard"/>
      <text:p text:style-name="Standard">for 2 features dataset: calculate mean value of feature 1 and mean value of feature 2. <text:s/>bring the x,y mean and place it on origi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4</meta:editing-cycles>
    <meta:generator>OpenOffice/4.1.7$Win32 OpenOffice.org_project/417m1$Build-9800</meta:generator>
    <dc:date>2023-10-03T21:56:40.40</dc:date>
    <meta:document-statistic meta:table-count="0" meta:image-count="0" meta:object-count="0" meta:page-count="3" meta:paragraph-count="67" meta:word-count="641" meta:character-count="4605"/>
    <meta:user-defined meta:name="Info 1"/>
    <meta:user-defined meta:name="Info 2"/>
    <meta:user-defined meta:name="Info 3"/>
    <meta:user-defined meta:name="Info 4"/>
  </office:meta>
</office:document-meta>
</file>